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lr-tb"/>
      <style:text-properties style:font-name="Google Sans" fo:letter-spacing="normal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text-indent="0in" style:auto-text-indent="false"/>
    </style:style>
    <style:style style:name="P4" style:family="paragraph" style:parent-style-name="Text_20_body" style:list-style-name="L1">
      <style:paragraph-properties fo:margin-top="0in" fo:margin-bottom="0.1665in" style:contextual-spacing="false"/>
    </style:style>
    <style:style style:name="P5" style:family="paragraph" style:parent-style-name="Text_20_body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f2da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 Prompt: </text:span>Give 10 more homework exercises on simplification of boolean expressions using boolean properties</text:p>
      <text:p text:style-name="P2"/>
      <text:p text:style-name="P2">Here are 10 more homework exercises on simplifying boolean expressions using boolean properties:</text:p>
      <text:list text:style-name="L1">
        <text:list-item>
          <text:p text:style-name="P3">(A and true) or (B and false)</text:p>
        </text:list-item>
        <text:list-item>
          <text:p text:style-name="P4">(A or A) and (B or not B)</text:p>
        </text:list-item>
        <text:list-item>
          <text:p text:style-name="P4">not (A and B) or (not A or not B)</text:p>
        </text:list-item>
        <text:list-item>
          <text:p text:style-name="P4">(A and B) or (A and not C) or (A and C)</text:p>
        </text:list-item>
        <text:list-item>
          <text:p text:style-name="P4">A and (B or not B) and C</text:p>
        </text:list-item>
        <text:list-item>
          <text:p text:style-name="P4">(A or not A) and (B or C)</text:p>
        </text:list-item>
        <text:list-item>
          <text:p text:style-name="P4">(A and B) or (not A and B) or (C and D) or (not C and D)</text:p>
        </text:list-item>
        <text:list-item>
          <text:p text:style-name="P4">A or (A and B) or (A and C)</text:p>
        </text:list-item>
        <text:list-item>
          <text:p text:style-name="P4">(A and B and C) or (A and not B and C) or (A and B and not C) or (A and not B and not C)</text:p>
        </text:list-item>
        <text:list-item>
          <text:p text:style-name="P4">(A or B) and (A or not B) and (C or D) and (C or not D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14:00:20.161000000</dc:date>
    <meta:editing-duration>PT39M12S</meta:editing-duration>
    <meta:editing-cycles>10</meta:editing-cycles>
    <meta:generator>LibreOffice/24.8.0.3$Windows_X86_64 LibreOffice_project/0bdf1299c94fe897b119f97f3c613e9dca6be583</meta:generator>
    <meta:print-date>2025-03-04T14:01:07.975000000</meta:print-date>
    <meta:printed-by>PDF files</meta:printed-by>
    <meta:document-statistic meta:table-count="0" meta:image-count="0" meta:object-count="0" meta:page-count="1" meta:paragraph-count="12" meta:word-count="161" meta:character-count="626" meta:non-whitespace-character-count="487"/>
  </office:meta>
</office:document-meta>
</file>